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4347in" fo:margin-left="0.0486in" table:align="left"/>
    </style:style>
    <style:style style:name="Table1.A" style:family="table-column">
      <style:table-column-properties style:column-width="3.6257in"/>
    </style:style>
    <style:style style:name="Table1.B" style:family="table-column">
      <style:table-column-properties style:column-width="0.1278in"/>
    </style:style>
    <style:style style:name="Table1.C" style:family="table-column">
      <style:table-column-properties style:column-width="3.6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fo:keep-together="always"/>
    </style:style>
    <style:style style:name="P1" style:family="paragraph" style:parent-style-name="Table_20_Contents">
      <style:text-properties officeooo:rsid="0007c87d" officeooo:paragraph-rsid="0007c87d"/>
    </style:style>
    <style:style style:name="P2" style:family="paragraph" style:parent-style-name="Table_20_Contents">
      <style:text-properties officeooo:rsid="0007c87d" officeooo:paragraph-rsid="000a13c4"/>
    </style:style>
    <style:style style:name="P3" style:family="paragraph" style:parent-style-name="Table_20_Contents">
      <style:text-properties officeooo:rsid="000a13c4" officeooo:paragraph-rsid="000a13c4"/>
    </style:style>
    <style:style style:name="T1" style:family="text">
      <style:text-properties officeooo:rsid="0007c87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officeooo:rsid="000afebe" style:font-style-asian="italic" style:font-style-complex="italic"/>
    </style:style>
    <style:style style:name="T5" style:family="text">
      <style:text-properties officeooo:rsid="0009451e"/>
    </style:style>
    <style:style style:name="T6" style:family="text">
      <style:text-properties officeooo:rsid="000a13c4"/>
    </style:style>
    <style:style style:name="T7" style:family="text">
      <style:text-properties officeooo:rsid="000afe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T2">Relationship</text:span>: You are in Relationship #1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P1"><text:span text:style-name="T2">Relationship</text:span>: You are in Relationship #1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2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2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3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3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4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4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ext:soft-page-break/>
        <table:table-row table:style-name="Table1.5">
          <table:table-cell table:style-name="Table1.A2" office:value-type="string">
            <text:p text:style-name="P1"><text:span text:style-name="T2">Relationship</text:span>: You are in Relationship #<text:span text:style-name="T5">5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<text:span text:style-name="T5">5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<text:span text:style-name="T5">6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<text:span text:style-name="T5">6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<text:span text:style-name="T5">7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<text:span text:style-name="T5">7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able:table-row>
          <table:table-cell table:style-name="Table1.A2" office:value-type="string">
            <text:p text:style-name="P1"><text:span text:style-name="T2">Relationship</text:span>: You are in Relationship #<text:span text:style-name="T5">8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SURVIVE !!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<text:span text:style-name="T2">Relationship</text:span>: You are in Relationship #<text:span text:style-name="T5">8</text:span>. As is the case with relationships one of you is bound to die on the upcoming mission while the other survives. <text:s/></text:p>
            <text:p text:style-name="P1">1: You may not give a Relationship card to anyone who has another at the moment.</text:p>
            <text:p text:style-name="P1">2: Agree to the kind of relationship you two are in. </text:p>
            <text:p text:style-name="P1">3: Separate this into halves, each take one randomly. </text:p>
            <text:p text:style-name="P1">4: You will survive or not the next mission per the results of the relationship half you have selected. This result takes precedence over all mission survival instructions. </text:p>
            <text:p text:style-name="P1">5: Result: YOU DIE !!</text:p>
          </table:table-cell>
        </table:table-row>
        <text:soft-page-break/>
        <table:table-row table:style-name="Table1.5"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able:table-row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able:table-row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able:table-row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able:table-row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able:table-row>
          <table:table-cell table:style-name="Table1.A2" office:value-type="string">
            <text:p text:style-name="P2"><text:span text:style-name="T2">Relationship</text:span>: <text:span text:style-name="T6">Captain’s Special Buddy. </text:span></text:p>
            <text:p text:style-name="P2"><text:span text:style-name="T6">Captain: Select someone from your crew and give them this relationship card. Agree to the type of relationship you are in: Best friends, lovers, cousins, whatever… . <text:s/></text:span></text:p>
            <text:p text:style-name="P3">You may not give this card to anyone who currently has a relationship card in play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><text:span text:style-name="T2">Relationship</text:span>: You are <text:span text:style-name="T6">the Captain’s Special Buddy. The captain is looking out for you. In the event you are about to die in the course of a mission you will use this card to:</text:span></text:p>
            <text:p text:style-name="P2"><text:span text:style-name="T6">1: Throw someone else under the bus in your place.</text:span></text:p>
            <text:p text:style-name="P2"><text:span text:style-name="T6">2: Survive the mission. </text:span></text:p>
            <text:p text:style-name="P3"><text:span text:style-name="T1">This result takes precedence over all mission survival instructions. </text:span><text:s/></text:p>
          </table:table-cell>
        </table:table-row>
        <text:soft-page-break/>
        <table:table-row table:style-name="Table1.5">
          <table:table-cell table:style-name="Table1.A2" office:value-type="string">
            <text:p text:style-name="P3"><text:span text:style-name="T2">Interference</text:span>: <text:span text:style-name="T3">This time it’s personal</text:span></text:p>
            <text:p text:style-name="P3">Give this card to any <text:span text:style-name="T7">crew </text:span>prior to their upcoming mission. Maybe it’s a grudge or just to influence a bet but for whatever reason you’ve sabotaged 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And you thought the captain was helping. Increase the success difficulty of this mission by one (however that makes the most sense based on your success criteria). 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3">This time it’s personal</text:span></text:p>
            <text:p text:style-name="P3">Give this card to any <text:span text:style-name="T7">crew </text:span>prior to their upcoming mission. Maybe it’s a grudge or just to influence a bet but for whatever reason you’ve sabotaged 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And you thought the captain was helping. Increase the success difficulty of this mission by one (however that makes the most sense based on your success criteria). 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3">This time it’s personal</text:span></text:p>
            <text:p text:style-name="P3">Give this card to any <text:span text:style-name="T7">crew </text:span>prior to their upcoming mission. Maybe it’s a grudge or just to influence a bet but for whatever reason you’ve sabotaged 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And you thought the captain was helping. Increase the success difficulty of this mission by one (however that makes the most sense based on your success criteria). 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3">This time it’s personal</text:span></text:p>
            <text:p text:style-name="P3">Give this card to any <text:span text:style-name="T7">crew </text:span>prior to their upcoming mission. Maybe it’s a grudge or just to influence a bet but for whatever reason you’ve sabotaged 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And you thought the captain was helping. Increase the success difficulty of this mission by one (however that makes the most sense based on your success criteria). 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4">It couldn’t hurt</text:span></text:p>
            <text:p text:style-name="P3">Give this card to any <text:span text:style-name="T7">crew </text:span>prior to their upcoming mission. Maybe <text:span text:style-name="T7">you’re in a good mood </text:span>or <text:span text:style-name="T7">you </text:span>just to influence a bet but for whatever reason you’ve <text:span text:style-name="T7">helped them out on </text:span>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<text:span text:style-name="T7">Well that was incredibly nice</text:span>. <text:span text:style-name="T7">Decrease </text:span>the success difficulty of this mission by one (however that makes the most sense based on your success criteria). <text:span text:style-name="T7">Also if you’ve taken any casualties this boon reduces that number by one. </text:span>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4">It couldn’t hurt</text:span></text:p>
            <text:p text:style-name="P3">Give this card to any <text:span text:style-name="T7">crew </text:span>prior to their upcoming mission. Maybe <text:span text:style-name="T7">you’re in a good mood </text:span>or <text:span text:style-name="T7">you </text:span>just to influence a bet but for whatever reason you’ve <text:span text:style-name="T7">helped them out on </text:span>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<text:span text:style-name="T7">Well that was incredibly nice</text:span>. <text:span text:style-name="T7">Decrease </text:span>the success difficulty of this mission by one (however that makes the most sense based on your success criteria). <text:span text:style-name="T7">Also if you’ve taken any casualties this boon reduces that number by one. </text:span>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4">It couldn’t hurt</text:span></text:p>
            <text:p text:style-name="P3">Give this card to any <text:span text:style-name="T7">crew </text:span>prior to their upcoming mission. Maybe <text:span text:style-name="T7">you’re in a good mood </text:span>or <text:span text:style-name="T7">you </text:span>just to influence a bet but for whatever reason you’ve <text:span text:style-name="T7">helped them out on </text:span>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<text:span text:style-name="T7">Well that was incredibly nice</text:span>. <text:span text:style-name="T7">Decrease </text:span>the success difficulty of this mission by one (however that makes the most sense based on your success criteria). <text:span text:style-name="T7">Also if you’ve taken any casualties this boon reduces that number by one. </text:span></text:p>
          </table:table-cell>
        </table:table-row>
        <table:table-row table:style-name="Table1.5">
          <table:table-cell table:style-name="Table1.A2" office:value-type="string">
            <text:p text:style-name="P3"><text:span text:style-name="T2">Interference</text:span>: <text:span text:style-name="T4">It couldn’t hurt</text:span></text:p>
            <text:p text:style-name="P3">Give this card to any <text:span text:style-name="T7">crew </text:span>prior to their upcoming mission. Maybe <text:span text:style-name="T7">you’re in a good mood </text:span>or <text:span text:style-name="T7">you </text:span>just to influence a bet but for whatever reason you’ve <text:span text:style-name="T7">helped them out on </text:span>their mission. 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3"><text:span text:style-name="T2">Crew</text:span>: <text:span text:style-name="T7">Well that was incredibly nice</text:span>. <text:span text:style-name="T7">Decrease </text:span>the success difficulty of this mission by one (however that makes the most sense based on your success criteria). <text:span text:style-name="T7">Also if you’ve taken any casualties this boon reduces that number by one. 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2T12:34:47.436000000</meta:creation-date>
    <dc:date>2017-09-02T13:04:47.358000000</dc:date>
    <meta:editing-duration>PT4M49S</meta:editing-duration>
    <meta:editing-cycles>2</meta:editing-cycles>
    <meta:generator>LibreOffice/5.1.6.2$Windows_x86 LibreOffice_project/07ac168c60a517dba0f0d7bc7540f5afa45f0909</meta:generator>
    <meta:print-date>2017-09-02T13:06:35.253000000</meta:print-date>
    <meta:document-statistic meta:table-count="1" meta:image-count="0" meta:object-count="0" meta:page-count="4" meta:paragraph-count="162" meta:word-count="2720" meta:character-count="15512" meta:non-whitespace-character-count="12816"/>
  </office:meta>
</office:document-meta>
</file>